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Charter" svg:font-family="'Bitstream Charter', 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6" style:family="table">
      <style:table-properties style:width="26.698cm" table:align="left" style:writing-mode="page"/>
    </style:style>
    <style:style style:name="Tabela6.A" style:family="table-column">
      <style:table-column-properties style:column-width="7.505cm"/>
    </style:style>
    <style:style style:name="Tabela6.B" style:family="table-column">
      <style:table-column-properties style:column-width="8.297cm"/>
    </style:style>
    <style:style style:name="Tabela6.C" style:family="table-column">
      <style:table-column-properties style:column-width="8.394cm"/>
    </style:style>
    <style:style style:name="Tabela6.D" style:family="table-column">
      <style:table-column-properties style:column-width="2.501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officeooo:paragraph-rsid="00d47d66" style:font-size-asian="5.25pt" style:font-size-complex="6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rsid="00f64bff" officeooo:paragraph-rsid="00f64bff" style:font-name-asian="Times New Roman" style:font-size-asian="10pt" style:font-weight-asian="normal" style:font-name-complex="Times New Roman" style:font-size-complex="10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b0ce9" officeooo:paragraph-rsid="00db0ce9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defa9b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defa9b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bdb43" officeooo:paragraph-rsid="00dbdb43" style:font-name-asian="Times New Roman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orphans="0" fo:widows="0" style:writing-mode="page"/>
      <style:text-properties style:font-name="Arial" fo:font-size="6pt" fo:font-weight="bold" officeooo:paragraph-rsid="00cd1ab6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orphans="0" fo:widows="0" fo:break-before="page" style:writing-mode="page"/>
      <style:text-properties style:font-name="Arial" fo:font-size="6pt" fo:font-weight="bold" officeooo:paragraph-rsid="00cd1ab6" style:font-size-asian="5.25pt" style:font-weight-asian="bold" style:font-size-complex="6pt" style:font-weight-complex="bold"/>
    </style:style>
    <style:style style:name="P9" style:family="paragraph" style:parent-style-name="Heading">
      <style:paragraph-properties fo:margin-top="0cm" fo:margin-bottom="0cm" style:contextual-spacing="false" fo:text-align="start" style:justify-single-word="false"/>
      <style:text-properties style:font-name="Arial" fo:font-size="6pt" officeooo:paragraph-rsid="00d0ac1e" style:font-name-asian="Times New Roman" style:font-size-asian="5.25pt" style:font-name-complex="Times New Roman" style:font-size-complex="6pt"/>
    </style:style>
    <style:style style:name="P10" style:family="paragraph" style:parent-style-name="Heading">
      <style:paragraph-properties fo:margin-top="0cm" fo:margin-bottom="0cm" style:contextual-spacing="false" fo:text-align="start" style:justify-single-word="false"/>
      <style:text-properties style:font-name="Arial" fo:font-size="12pt" fo:font-weight="bold" officeooo:paragraph-rsid="00db0ce9" style:font-name-asian="Times New Roman" style:font-size-asian="12pt" style:font-weight-asian="bold" style:font-name-complex="Arial" style:font-size-complex="12pt"/>
    </style:style>
    <style:style style:name="P11" style:family="paragraph" style:parent-style-name="Standard">
      <style:text-properties officeooo:paragraph-rsid="00d47d66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rsid="01261a2d" officeooo:paragraph-rsid="01261a2d" style:font-name-asian="Times New Roman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 style:master-page-name="">
      <style:paragraph-properties style:page-number="auto" fo:break-before="auto" fo:break-after="auto"/>
      <style:text-properties fo:font-size="6pt" officeooo:paragraph-rsid="00d4faa3" style:font-size-asian="5.25pt" style:font-size-complex="6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2282d3" officeooo:paragraph-rsid="012282d3" style:font-name-asian="Times New Roman1" style:font-size-asian="10pt" style:language-asian="pt" style:country-asian="BR" style:font-style-asian="normal" style:font-weight-asian="normal" style:font-name-complex="Calibri" style:font-size-complex="10pt" style:font-weight-complex="bold" style:text-emphasize="none"/>
    </style:style>
    <style:style style:name="P15" style:family="paragraph" style:parent-style-name="itens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3d3b7" officeooo:paragraph-rsid="00d3d3b7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>
      <style:paragraph-properties fo:text-align="start"/>
    </style:style>
    <style:style style:name="T1" style:family="text">
      <style:text-properties officeooo:rsid="00da98f7"/>
    </style:style>
    <style:style style:name="T2" style:family="text">
      <style:text-properties officeooo:rsid="00d2027f" style:font-name-complex="Times New Roman" style:font-weight-complex="bold"/>
    </style:style>
    <style:style style:name="T3" style:family="text">
      <style:text-properties officeooo:rsid="00defa9b" style:font-name-complex="Times New Roman" style:font-weight-complex="bold"/>
    </style:style>
    <style:style style:name="T4" style:family="text">
      <style:text-properties officeooo:rsid="00dbdb43"/>
    </style:style>
    <style:style style:name="T5" style:family="text">
      <style:text-properties officeooo:rsid="00defa9b"/>
    </style:style>
    <style:style style:name="T6" style:family="text">
      <style:text-properties officeooo:rsid="01261a2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" form:control-implementation="ooo:com.sun.star.form.component.CheckBox" xml:id="control1" form:id="control1" form:label="A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2" form:id="control2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a6.A2" table:number-columns-spanned="4" office:value-type="string">
            <text:p text:style-name="P10">REQUISITOS,<text:span text:style-name="T1"> PROTOCOLO DE TESTE</text:span><text:span text:style-name="T5"> E </text:span><text:span text:style-name="T2">VALIDAÇÃO </text:span><text:span text:style-name="T3">(</text:span><text:span text:style-name="T2">REGISTRO DE TESTE</text:span><text:span text:style-name="T3">)</text:span></text:p>
          </table:table-cell>
          <table:covered-table-cell/>
          <table:covered-table-cell/>
          <table:covered-table-cell/>
        </table:table-row>
        <table:table-row>
          <table:table-cell table:style-name="Tabela6.A3" office:value-type="string">
            <text:p text:style-name="P15">Requisito</text:p>
          </table:table-cell>
          <table:table-cell table:style-name="Tabela6.A3" office:value-type="string">
            <text:p text:style-name="P6">EVIDENCIA OBJETIVA DA VERIFICAÇÃO</text:p>
          </table:table-cell>
          <table:table-cell table:style-name="Tabela6.A3" office:value-type="string">
            <text:p text:style-name="P3">Evidência <text:span text:style-name="T4">OBJETIVA DA VALIDAÇÃO</text:span></text:p>
          </table:table-cell>
          <table:table-cell table:style-name="Tabela6.D3" office:value-type="string">
            <text:p text:style-name="P3">Resultado</text:p>
          </table:table-cell>
        </table:table-row>
        <table:table-row>
          <table:table-cell table:style-name="Tabela6.A3" office:value-type="string">
            <text:p text:style-name="P14"><text:span text:style-name="T6">Gerar PDF com a informação do campo “</text:span>Condição de pagamento” <text:span text:style-name="T6">constante na Ordem de Compra</text:span></text:p>
          </table:table-cell>
          <table:table-cell table:style-name="Tabela6.A3" office:value-type="string">
            <text:p text:style-name="P12">Verificar se no PDF gerado a partir da ordem de compra, a informação constante no campo “Condição de pagamento” está sendo impressa corretamente</text:p>
          </table:table-cell>
          <table:table-cell table:style-name="Tabela6.A3" office:value-type="string">
            <text:p text:style-name="P2"/>
          </table:table-cell>
          <table:table-cell table:style-name="Tabela6.D3" office:value-type="string">
            <text:p text:style-name="P4"><draw:control text:anchor-type="as-char" draw:z-index="0" draw:name="Forma1" draw:style-name="gr2" draw:text-style-name="P16" svg:width="3.029cm" svg:height="0.616cm" draw:control="control1"/></text:p>
            <text:p text:style-name="P5"><draw:control text:anchor-type="as-char" svg:y="-0.48cm" draw:z-index="1" draw:name="Forma2" draw:style-name="gr1" draw:text-style-name="P16" svg:width="3.036cm" svg:height="0.595cm" draw:control="control2"/></text:p>
          </table:table-cell>
        </table:table-row>
      </table:table>
      <text:p text:style-name="P1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Charter" svg:font-family="'Bitstream Charter', 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writing-mode="page"/>
      <style:text-properties fo:background-color="transparen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style:contextual-spacing="false" style:line-height-at-least="0.176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tens" style:family="paragraph" style:parent-style-name="Heading" style:list-style-name="WW8Num4">
      <style:paragraph-properties fo:margin-left="1.259cm" fo:margin-right="0cm" fo:margin-top="0.106cm" fo:margin-bottom="0.106cm" style:contextual-spacing="false" fo:text-align="start" style:justify-single-word="false" fo:text-indent="-0.63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Main_20_index_20_entry" style:display-name="Main index entry" style:family="text"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4z0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Main_20_index_20_entry" loext:num-list-format="%1%.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2H25M11S</meta:editing-duration>
    <meta:editing-cycles>141</meta:editing-cycles>
    <meta:generator>LibreOffice/7.4.0.3$Windows_X86_64 LibreOffice_project/f85e47c08ddd19c015c0114a68350214f7066f5a</meta:generator>
    <dc:date>2024-05-02T15:24:20.861000000</dc:date>
    <meta:document-statistic meta:table-count="1" meta:image-count="0" meta:object-count="0" meta:page-count="1" meta:paragraph-count="9" meta:word-count="57" meta:character-count="376" meta:non-whitespace-character-count="326"/>
  </office:meta>
</office:document-meta>
</file>